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2.855cm" table:align="left"/>
    </style:style>
    <style:style style:name="Tableau1.A" style:family="table-column">
      <style:table-column-properties style:column-width="1.06cm"/>
    </style:style>
    <style:style style:name="Tableau1.B" style:family="table-column">
      <style:table-column-properties style:column-width="3.489cm"/>
    </style:style>
    <style:style style:name="Tableau1.C" style:family="table-column">
      <style:table-column-properties style:column-width="2.574cm"/>
    </style:style>
    <style:style style:name="Tableau1.D" style:family="table-column">
      <style:table-column-properties style:column-width="2.727cm"/>
    </style:style>
    <style:style style:name="Tableau1.E" style:family="table-column">
      <style:table-column-properties style:column-width="1.965cm"/>
    </style:style>
    <style:style style:name="Tableau1.F" style:family="table-column">
      <style:table-column-properties style:column-width="1.951cm"/>
    </style:style>
    <style:style style:name="Tableau1.H" style:family="table-column">
      <style:table-column-properties style:column-width="5.6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7">
      <style:text-properties officeooo:paragraph-rsid="00186cac"/>
    </style:style>
    <style:style style:name="P33" style:family="paragraph" style:parent-style-name="Text_20_body" style:list-style-name="L28"/>
    <style:style style:name="P34" style:family="paragraph" style:parent-style-name="Text_20_body" style:list-style-name="L29"/>
    <style:style style:name="P35" style:family="paragraph" style:parent-style-name="Text_20_body" style:list-style-name="L30"/>
    <style:style style:name="T1" style:family="text">
      <style:text-properties officeooo:rsid="001931d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oici une proposition <text:span text:style-name="Strong_20_Emphasis">BRE “niveau production”</text:span> qui respecte tes contraintes (Java = adaptateur pur, règles en DMN/DRL, sortie = <text:span text:style-name="Source_20_Text">List&lt;Command&gt;</text:span> strictement compatible Python) et qui <text:span text:style-name="Strong_20_Emphasis">transpose fidèlement</text:span> ton skin <text:span text:style-name="Source_20_Text">debut_mandat</text:span> en décisions.</text:p>
      <text:p text:style-name="Horizontal_20_Line"/>
      <text:h text:style-name="Heading_20_2" text:outline-level="2">1) Découpage métier : DMN vs DRL vs adaptateur Java</text:h>
      <text:h text:style-name="Heading_20_3" text:outline-level="3">Ce qui va en DMN (par défaut)</text:h>
      <text:p text:style-name="Text_20_body">DMN est ton langage de gouvernance : lisible, versionnable, testable par tables.</text:p>
      <text:p text:style-name="Text_20_body"><text:span text:style-name="Strong_20_Emphasis">Bon candidat DMN (dans CAB)</text:span></text:p>
      <text:list text:style-name="L1">
        <text:list-item>
          <text:p text:style-name="P5"><text:span text:style-name="Strong_20_Emphasis">Transitions de sous-phases</text:span> (ex. <text:span text:style-name="Source_20_Text">PHASE_PROGRAMME → PHASE_VOTE</text:span>).</text:p>
        </text:list-item>
        <text:list-item>
          <text:p text:style-name="P5"><text:span text:style-name="Strong_20_Emphasis">Calculs déterministes</text:span> (ex. “quel signal UI”, “quelle attente”, “quels joueurs sont concernés”).</text:p>
        </text:list-item>
        <text:list-item>
          <text:p text:style-name="P5"><text:span text:style-name="Strong_20_Emphasis">Validation/éligibilité</text:span> des actions (ex. “un joueur peut engager carte ?”, “coûts attention/cp ?”).</text:p>
        </text:list-item>
        <text:list-item>
          <text:p text:style-name="P5"><text:span text:style-name="Strong_20_Emphasis">Sélection</text:span> d’éléments à partir d’un contexte (ex. “quels événements piocher”, “quelle carte est jouable”).</text:p>
        </text:list-item>
        <text:list-item>
          <text:p text:style-name="P5"><text:span text:style-name="Strong_20_Emphasis">Agrégation simple</text:span> (totaux budget, seuils crise/excellence, règles d’arrêt).</text:p>
        </text:list-item>
      </text:list>
      <text:p text:style-name="Text_20_body"><text:span text:style-name="Strong_20_Emphasis">Principe</text:span> : DMN rend des <text:span text:style-name="Emphasis">décisions</text:span> et des <text:span text:style-name="Emphasis">intentions</text:span> (ex. “prochaine sous_phase”, “attente à poser”, “liste de commandes à émettre”).</text:p>
      <text:p text:style-name="Horizontal_20_Line"/>
      <text:h text:style-name="Heading_20_3" text:outline-level="3">Ce qui va en DRL (rare, mais utile)</text:h>
      <text:p text:style-name="Text_20_body">DRL sert quand DMN devient pénible : corrélations multi-facts, pattern matching, accumulations complexes, règles multiples déclenchées en cascade.</text:p>
      <text:p text:style-name="Text_20_body"><text:span text:style-name="Strong_20_Emphasis">Bon candidat DRL</text:span></text:p>
      <text:list text:style-name="L2">
        <text:list-item>
          <text:p text:style-name="P6">Règles “déclenchées par évènements” type <text:span text:style-name="Emphasis">si X + Y + Z présents → produire un ensemble de commandes</text:span>.</text:p>
        </text:list-item>
        <text:list-item>
          <text:p text:style-name="P6">Calculs où tu veux profiter de <text:span text:style-name="Source_20_Text">accumulate</text:span>, <text:span text:style-name="Source_20_Text">exists</text:span>, <text:span text:style-name="Source_20_Text">not</text:span>, <text:span text:style-name="Emphasis">matching</text:span> sur collections.</text:p>
        </text:list-item>
        <text:list-item>
          <text:p text:style-name="P6">“Règles de perturbation” qui ajoutent des effets non contrôlés selon états intermédiaires.</text:p>
        </text:list-item>
      </text:list>
      <text:p text:style-name="Text_20_body"><text:span text:style-name="Strong_20_Emphasis">Mais</text:span> : même en DRL, tu dois garder le principe “règles → commandes”, sans logique Java.</text:p>
      <text:p text:style-name="Horizontal_20_Line"/>
      <text:h text:style-name="Heading_20_3" text:outline-level="3">Ce que fait Java (adaptateur pur, zéro métier)</text:h>
      <text:p text:style-name="Text_20_body">Java <text:span text:style-name="Strong_20_Emphasis">ne décide jamais</text:span> “quoi faire”. Il exécute une <text:span text:style-name="Emphasis">recette d’exécution</text:span> déclarée (elle-même en règles).</text:p>
      <text:p text:style-name="Text_20_body">Responsabilités autorisées :</text:p>
      <text:list text:style-name="L3">
        <text:list-item>
          <text:p text:style-name="P7"><text:soft-page-break/>Charger un <text:span text:style-name="Strong_20_Emphasis">pack de règles versionné</text:span> (DMN/DRL) + resolver ressources.</text:p>
        </text:list-item>
        <text:list-item>
          <text:p text:style-name="P7">Mapper JSON → <text:span text:style-name="Strong_20_Emphasis">Facts stables</text:span> (POJOs) + inverse si nécessaire (mais idéalement sortie = <text:span text:style-name="Source_20_Text">Command</text:span>).</text:p>
        </text:list-item>
        <text:list-item>
          <text:p text:style-name="P7">Exécuter DMN/DRL <text:span text:style-name="Strong_20_Emphasis">dans un ordre donné</text:span> (défini par une décision “Agenda”).</text:p>
        </text:list-item>
        <text:list-item>
          <text:p text:style-name="P7">Récupérer une <text:span text:style-name="Strong_20_Emphasis">liste de </text:span><text:span text:style-name="Strong_20_Emphasis"><text:span text:style-name="Source_20_Text">Command</text:span></text:span> et la renvoyer telle quelle.</text:p>
        </text:list-item>
        <text:list-item>
          <text:p text:style-name="P7">Faire les garde-fous techniques (timeouts, limites d’itérations, validation de schéma facts).</text:p>
        </text:list-item>
      </text:list>
      <text:p text:style-name="Text_20_body"><text:span text:style-name="Strong_20_Emphasis">Important :</text:span> l’ordre d’exécution ne doit pas être codé “en dur” en Java. Au pire, Java exécute une <text:span text:style-name="Emphasis">liste</text:span> d’étapes lue dans une décision DMN “Agenda”.</text:p>
      <text:p text:style-name="Horizontal_20_Line"/>
      <text:h text:style-name="Heading_20_2" text:outline-level="2">2) Traduction conceptuelle fidèle : du skin Python vers un “pipeline de décisions”</text:h>
      <text:p text:style-name="Text_20_body">Tu as un skin qui gère :</text:p>
      <text:list text:style-name="L4">
        <text:list-item>
          <text:p text:style-name="P8">phases/sous-phases + <text:span text:style-name="Source_20_Text">sous_phase_order</text:span></text:p>
        </text:list-item>
        <text:list-item>
          <text:p text:style-name="P8">attentes (ex. <text:span text:style-name="Source_20_Text">ATTENTE_REPONSE_JOUEUR</text:span>, type <text:span text:style-name="Source_20_Text">ENGAGER_CARTE</text:span>)</text:p>
        </text:list-item>
        <text:list-item>
          <text:p text:style-name="P8">verdicts / résolutions</text:p>
        </text:list-item>
        <text:list-item>
          <text:p text:style-name="P8">génération de commandes (journal, axes delta, eco delta, pioches, etc.)</text:p>
        </text:list-item>
      </text:list>
      <text:p text:style-name="Text_20_body">On le traduit en <text:span text:style-name="Strong_20_Emphasis">cycle BRE</text:span> :</text:p>
      <text:h text:style-name="Heading_20_3" text:outline-level="3">2.1. Inputs “facts”</text:h>
      <text:list text:style-name="L5">
        <text:list-item>
          <text:p text:style-name="P9"><text:span text:style-name="Source_20_Text">EtatPartie</text:span> (snapshot)</text:p>
        </text:list-item>
        <text:list-item>
          <text:p text:style-name="P9"><text:span text:style-name="Source_20_Text">Action</text:span> (optionnel : la commande du joueur qui arrive)</text:p>
        </text:list-item>
        <text:list-item>
          <text:p text:style-name="P9"><text:span text:style-name="Source_20_Text">ContexteExecution</text:span> (correlation id, timestamp, id joueur courant si utile, etc.)</text:p>
        </text:list-item>
      </text:list>
      <text:h text:style-name="Heading_20_3" text:outline-level="3">2.2. Étapes (toutes déclarées, pas codées)</text:h>
      <text:list text:style-name="L6">
        <text:list-item>
          <text:p text:style-name="P10"><text:span text:style-name="Strong_20_Emphasis">Normaliser / dériver</text:span> (DMN) : calculs d’indicateurs et valeurs dérivées utiles (ex. budget, score axes, intérêts% recettes, etc.).</text:p>
        </text:list-item>
        <text:list-item>
          <text:p text:style-name="P10"><text:span text:style-name="Strong_20_Emphasis">Valider l’action</text:span> (DMN) : action reçue conforme ? autorisée dans la sous-phase ? joueurs concernés ?</text:p>
        </text:list-item>
        <text:list-item>
          <text:p text:style-name="P10"><text:span text:style-name="Strong_20_Emphasis">Appliquer l’action</text:span> (DMN ou DRL) : produire les <text:span text:style-name="Source_20_Text">Command</text:span> correspondant à l’action (ex. engager carte, retirer carte, confirmer “reçu”).</text:p>
        </text:list-item>
        <text:list-item>
          <text:p text:style-name="P10"><text:span text:style-name="Strong_20_Emphasis">Mettre à jour attente / sous-phase</text:span> (DMN) : selon reçus, conditions, fin de sous-phase.</text:p>
        </text:list-item>
        <text:list-item>
          <text:p text:style-name="P10"><text:span text:style-name="Strong_20_Emphasis">Déclencher automatiques</text:span> (DMN/DRL) : signaux, pioches, événements, journaux “système”.</text:p>
        </text:list-item>
        <text:list-item>
          <text:p text:style-name="P10"><text:soft-page-break/><text:span text:style-name="Strong_20_Emphasis">Boucle contrôlée</text:span> tant qu’il y a des automatiques à produire (avec garde-fous).</text:p>
        </text:list-item>
        <text:list-item>
          <text:p text:style-name="P10">Sortie : <text:span text:style-name="Source_20_Text">List&lt;Command&gt;</text:span>.</text:p>
        </text:list-item>
      </text:list>
      <text:p text:style-name="Text_20_body"><text:span text:style-name="Strong_20_Emphasis">Clé :</text:span> tu ne “muteras” pas l’état en Java. Tu produis des commandes; ton moteur Python les applique (comme aujourd’hui).</text:p>
      <text:p text:style-name="Horizontal_20_Line"/>
      <text:h text:style-name="Heading_20_2" text:outline-level="2">3) Structure de répertoires versionnée (skin/version)</text:h>
      <text:p text:style-name="Text_20_body">Je te propose une structure “pack de règles” indépendante du moteur Python (gouvernance, tests, release).</text:p>
      <text:p text:style-name="P1"><text:span text:style-name="Source_20_Text">rules-service/</text:span></text:p>
      <text:p text:style-name="P1"><text:span text:style-name="Source_20_Text">├── src/main/java/cabinet/rules/</text:span></text:p>
      <text:p text:style-name="P1"><text:span text:style-name="Source_20_Text">│ <text:s text:c="2"/>├── api/dto/</text:span></text:p>
      <text:p text:style-name="P1"><text:span text:style-name="Source_20_Text">│ <text:s text:c="2"/>│ <text:s text:c="2"/>├── CommandsResponse.java</text:span></text:p>
      <text:p text:style-name="P1"><text:span text:style-name="Source_20_Text">│ <text:s text:c="2"/>│ <text:s text:c="2"/>├── EvalAttenteTermineeRequest.java</text:span></text:p>
      <text:p text:style-name="P1"><text:span text:style-name="Source_20_Text">│ <text:s text:c="2"/>│ <text:s text:c="2"/>├── EvalSousPhaseRequest.java</text:span></text:p>
      <text:p text:style-name="P1"><text:span text:style-name="Source_20_Text">│ <text:s text:c="2"/>│ <text:s text:c="2"/>├── TraceDto.java</text:span></text:p>
      <text:p text:style-name="P1"><text:span text:style-name="Source_20_Text">│ <text:s text:c="2"/>│ <text:s text:c="2"/>├── ValidationResponse.java</text:span></text:p>
      <text:p text:style-name="P1"><text:span text:style-name="Source_20_Text">│ <text:s text:c="2"/>│ <text:s text:c="2"/>└── ValiderUsageCarteRequest.java</text:span></text:p>
      <text:p text:style-name="P1"><text:span text:style-name="Source_20_Text">│ <text:s text:c="2"/>├── engine/</text:span></text:p>
      <text:p text:style-name="P1"><text:span text:style-name="Source_20_Text">│ <text:s text:c="2"/>│ <text:s text:c="2"/>├── RulesEngine.java</text:span></text:p>
      <text:p text:style-name="P1"><text:span text:style-name="Source_20_Text">│ <text:s text:c="2"/>│ <text:s text:c="2"/>├── DroolsRulesEngine.java <text:s text:c="13"/># futur</text:span></text:p>
      <text:p text:style-name="P1"><text:span text:style-name="Source_20_Text">│ <text:s text:c="2"/>│ <text:s text:c="2"/>├── DmnRulesEngine.java <text:s text:c="16"/># futur (ou intégré)</text:span></text:p>
      <text:p text:style-name="P1"><text:span text:style-name="Source_20_Text">│ <text:s text:c="2"/>│ <text:s text:c="2"/>├── MockRulesEngine.java <text:s text:c="15"/># déjà</text:span></text:p>
      <text:p text:style-name="P1"><text:span text:style-name="Source_20_Text">│ <text:s text:c="2"/>│ <text:s text:c="2"/>└── RulesEngineProducer.java</text:span></text:p>
      <text:p text:style-name="P1"><text:span text:style-name="Source_20_Text">│ <text:s text:c="2"/>├── pack/</text:span></text:p>
      <text:p text:style-name="P1"><text:span text:style-name="Source_20_Text">│ <text:s text:c="2"/>│ <text:s text:c="2"/>├── RulesPack.java <text:s text:c="21"/># charge manifest, liste DMN/DRL</text:span></text:p>
      <text:p text:style-name="P1"><text:span text:style-name="Source_20_Text">│ <text:s text:c="2"/>│ <text:s text:c="2"/>└── RulesPackLoader.java <text:s text:c="15"/># scan classpath rules/**/manifest.yaml</text:span></text:p>
      <text:p text:style-name="P1"><text:span text:style-name="Source_20_Text">│ <text:s text:c="2"/>├── adapt/</text:span></text:p>
      <text:p text:style-name="P1"><text:span text:style-name="Source_20_Text">│ <text:s text:c="2"/>│ <text:s text:c="2"/>├── FactsAdapter.java <text:s text:c="18"/># JSON -&gt; Facts Java stable</text:span></text:p>
      <text:p text:style-name="P1"><text:span text:style-name="Source_20_Text">│ <text:s text:c="2"/>│ <text:s text:c="2"/>└── CommandsAdapter.java <text:s text:c="15"/># résultat DMN/DRL -&gt; liste de commandes op/*</text:span></text:p>
      <text:p text:style-name="P1"><text:span text:style-name="Source_20_Text">│ <text:s text:c="2"/>└── RulesResource.java</text:span></text:p>
      <text:p text:style-name="P1"><text:span text:style-name="Source_20_Text">│</text:span></text:p>
      <text:p text:style-name="P1"><text:span text:style-name="Source_20_Text">└── src/main/resources/</text:span></text:p>
      <text:p text:style-name="P1"><text:span text:style-name="Source_20_Text"><text:s text:c="4"/>└── rules/</text:span></text:p>
      <text:p text:style-name="P1"><text:span text:style-name="Source_20_Text"><text:s text:c="8"/>└── debut_mandat/</text:span></text:p>
      <text:p text:style-name="P1"><text:span text:style-name="Source_20_Text"><text:s text:c="12"/>└── v1/</text:span></text:p>
      <text:p text:style-name="P1"><text:span text:style-name="Source_20_Text"><text:s text:c="16"/>├── manifest.yaml</text:span></text:p>
      <text:p text:style-name="P1"><text:span text:style-name="Source_20_Text"><text:s text:c="16"/>├── README.md</text:span></text:p>
      <text:p text:style-name="P1"><text:span text:style-name="Source_20_Text"><text:s text:c="16"/>├── model/</text:span></text:p>
      <text:p text:style-name="P1"><text:span text:style-name="Source_20_Text"><text:s text:c="16"/>│ <text:s text:c="2"/>├── facts.schema.json</text:span></text:p>
      <text:p text:style-name="P1"><text:span text:style-name="Source_20_Text"><text:s text:c="16"/>│ <text:s text:c="2"/>└── facts.dmn_types.yaml</text:span></text:p>
      <text:p text:style-name="P1"><text:span text:style-name="Source_20_Text"><text:s text:c="16"/>├── dmn/</text:span></text:p>
      <text:p text:style-name="P1"><text:span text:style-name="Source_20_Text"><text:s text:c="16"/>│ <text:s text:c="2"/>├── 00_agenda_execution.dmn</text:span></text:p>
      <text:p text:style-name="P1"><text:span text:style-name="Source_20_Text"><text:s text:c="16"/>│ <text:s text:c="2"/>├── 10_derive_indicateurs.dmn</text:span></text:p>
      <text:p text:style-name="P1"><text:span text:style-name="Source_20_Text"><text:s text:c="16"/>│ <text:s text:c="2"/>├── 20_valider_action.dmn</text:span></text:p>
      <text:p text:style-name="P1"><text:span text:style-name="Source_20_Text"><text:s text:c="16"/>│ <text:s text:c="2"/>├── 30_action_programme_engager.dmn</text:span></text:p>
      <text:p text:style-name="P1"><text:span text:style-name="Source_20_Text"><text:s text:c="16"/>│ <text:s text:c="2"/>├── 31_action_programme_retirer.dmn</text:span></text:p>
      <text:p text:style-name="P1"><text:span text:style-name="Source_20_Text"><text:s text:c="16"/>│ <text:s text:c="2"/>├── 32_action_attente_joueur_recu.dmn</text:span></text:p>
      <text:p text:style-name="P1"><text:span text:style-name="Source_20_Text"><text:s text:c="16"/>│ <text:s text:c="2"/>├── 40_transition_sous_phase.dmn</text:span></text:p>
      <text:p text:style-name="P1"><text:span text:style-name="Source_20_Text"><text:s text:c="16"/>│ <text:s text:c="2"/>├── 50_construire_attente_ui.dmn</text:span></text:p>
      <text:p text:style-name="P1"><text:soft-page-break/><text:span text:style-name="Source_20_Text"><text:s text:c="16"/>│ <text:s text:c="2"/>└── 60_declencheurs_automatiques.dmn</text:span></text:p>
      <text:p text:style-name="P1"><text:span text:style-name="Source_20_Text"><text:s text:c="16"/>├── drl/</text:span></text:p>
      <text:p text:style-name="P1"><text:span text:style-name="Source_20_Text"><text:s text:c="16"/>│ <text:s text:c="2"/>└── 70_regles_perturbations.drl</text:span></text:p>
      <text:p text:style-name="P1"><text:span text:style-name="Source_20_Text"><text:s text:c="16"/>└── test/</text:span></text:p>
      <text:p text:style-name="P1"><text:span text:style-name="Source_20_Text"><text:s text:c="20"/>├── fixtures/</text:span></text:p>
      <text:p text:style-name="P1"><text:span text:style-name="Source_20_Text"><text:s text:c="20"/>│ <text:s text:c="2"/>├── etat_init.json</text:span></text:p>
      <text:p text:style-name="P1"><text:span text:style-name="Source_20_Text"><text:s text:c="20"/>│ <text:s text:c="2"/>└── action_engager.json</text:span></text:p>
      <text:p text:style-name="P1"><text:span text:style-name="Source_20_Text"><text:s text:c="20"/>├── dmn/</text:span></text:p>
      <text:p text:style-name="P1"><text:span text:style-name="Source_20_Text"><text:s text:c="20"/>│ <text:s text:c="2"/>├── test_transition_sous_phase.yaml</text:span></text:p>
      <text:p text:style-name="P1"><text:span text:style-name="Source_20_Text"><text:s text:c="20"/>│ <text:s text:c="2"/>└── test_valider_action.yaml</text:span></text:p>
      <text:p text:style-name="P1"><text:span text:style-name="Source_20_Text"><text:s text:c="20"/>└── expected/</text:span></text:p>
      <text:p text:style-name="P1"><text:span text:style-name="Source_20_Text"><text:s text:c="24"/>├── cmds_engager.json</text:span></text:p>
      <text:p text:style-name="P1"><text:span text:style-name="Source_20_Text"><text:s text:c="24"/>└── cmds_transition.json</text:span></text:p>
      <text:p text:style-name="P1"><text:span text:style-name="Source_20_Text"/></text:p>
      <text:p text:style-name="Text_20_body"><text:span text:style-name="Strong_20_Emphasis">Conventions minimales :</text:span></text:p>
      <text:p text:style-name="Text_20_body"><text:span text:style-name="Strong_20_Emphasis">1) Versioning des packs</text:span></text:p>
      <text:list text:style-name="L27">
        <text:list-item>
          <text:p text:style-name="P32"><text:span text:style-name="Source_20_Text">rules/&lt;skin&gt;/v1</text:span>, <text:span text:style-name="Source_20_Text">v2</text:span>, etc. est immuable.</text:p>
        </text:list-item>
        <text:list-item>
          <text:p text:style-name="P32"><text:span text:style-name="Source_20_Text">v2</text:span> introduit des décisions additionnelles ou nouveaux champs facts, mais <text:span text:style-name="Strong_20_Emphasis">compatibles</text:span> (ajouts seulement si possible).</text:p>
        </text:list-item>
        <text:list-item>
          <text:p text:style-name="P32">Le <text:span text:style-name="Source_20_Text">manifest.yaml</text:span> sert à la <text:span text:style-name="Emphasis">découverte</text:span> et au <text:span text:style-name="Emphasis">chargement</text:span>. Java ne “devine” pas quel DMN appeler : il lit le <text:span text:style-name="Source_20_Text">manifest.yaml</text:span>.</text:p>
        </text:list-item>
        <text:list-item>
          <text:p text:style-name="P31">Le runtime charge <text:span text:style-name="Strong_20_Emphasis">par (skin, version)</text:span> et garde un cache en mémoire (KieContainer, DMNRuntime, etc.).</text:p>
        </text:list-item>
      </text:list>
      <text:p text:style-name="Text_20_body"><text:span text:style-name="Strong_20_Emphasis">2) Nommage des DMN/DRL</text:span></text:p>
      <text:p text:style-name="Text_20_body">Ton préfixe <text:span text:style-name="Source_20_Text">00,10,20...</text:span> est très bon : ça aide à imposer un ordre mental, même si l’exécution DMN est appelée explicitement.</text:p>
      <text:p text:style-name="Text_20_body">Je te conseille d’ajouter une convention claire :</text:p>
      <text:list text:style-name="L28">
        <text:list-item>
          <text:p text:style-name="P33"><text:span text:style-name="Strong_20_Emphasis">DMN = décisions pures</text:span> (valider/transition/produire commandes)</text:p>
        </text:list-item>
        <text:list-item>
          <text:p text:style-name="P33"><text:span text:style-name="Strong_20_Emphasis">DRL = règles “en plus”</text:span> (exceptions, cartes spéciales, perturbations, garde-fous)</text:p>
        </text:list-item>
      </text:list>
      <text:p text:style-name="Text_20_body"><text:span text:style-name="Strong_20_Emphasis">3) Sortie unique : commands[]</text:span></text:p>
      <text:p text:style-name="Text_20_body">Même quand DMN “valide” une action, tu veux un format stable :</text:p>
      <text:list text:style-name="L29">
        <text:list-item>
          <text:p text:style-name="P34"><text:span text:style-name="Source_20_Text">validation.ok</text:span> bool</text:p>
        </text:list-item>
        <text:list-item>
          <text:p text:style-name="P34"><text:span text:style-name="Source_20_Text">validation.commands[]</text:span> (coûts, notifications, etc.)</text:p>
        </text:list-item>
        <text:list-item>
          <text:p text:style-name="P34">ou plus simplement : endpoint validation renvoie <text:span text:style-name="Source_20_Text">{ok, commands, trace}</text:span>.</text:p>
        </text:list-item>
      </text:list>
      <text:p text:style-name="Text_20_body"><text:span text:style-name="Strong_20_Emphasis"><text:span text:style-name="T1">4) </text:span></text:span><text:span text:style-name="Strong_20_Emphasis">Où ranger les “DTO Java” vs “modèles rules”</text:span></text:p>
      <text:list text:style-name="L30">
        <text:list-item>
          <text:p text:style-name="P35"><text:span text:style-name="Source_20_Text">rules-service/src/main/java/.../api/dto/*</text:span> : DTO de transport <text:span text:style-name="Strong_20_Emphasis">API</text:span></text:p>
        </text:list-item>
        <text:list-item>
          <text:p text:style-name="P35"><text:span text:style-name="Source_20_Text">rules-service/src/main/java/.../model/*</text:span> : modèles Java stables <text:span text:style-name="Strong_20_Emphasis">runtime</text:span> (Facts, Command, Trace)</text:p>
        </text:list-item>
        <text:list-item>
          <text:p text:style-name="P35"><text:soft-page-break/><text:span text:style-name="Source_20_Text">rules-service/rules/.../model/*</text:span> : contrats <text:span text:style-name="Strong_20_Emphasis">pack</text:span> (JSON Schema + mapping DMN)</text:p>
        </text:list-item>
      </text:list>
      <text:p text:style-name="Text_20_body">Les deux “model” n’ont pas le même rôle.</text:p>
      <text:p text:style-name="Text_20_body"/>
      <text:p text:style-name="Horizontal_20_Line"/>
      <text:h text:style-name="Heading_20_2" text:outline-level="2">4) Contrat de facts stable (indépendant du moteur)</text:h>
      <text:p text:style-name="Text_20_body">Objectif : ne pas coupler les règles à la structure interne Python; plutôt un <text:span text:style-name="Strong_20_Emphasis">contrat stable</text:span>.</text:p>
      <text:h text:style-name="Heading_20_3" text:outline-level="3">4.1. Noyau minimal de facts (proposition)</text:h>
      <text:list text:style-name="L8">
        <text:list-item>
          <text:p text:style-name="P12"><text:span text:style-name="Source_20_Text">PartieFacts</text:span></text:p>
          <text:list>
            <text:list-item>
              <text:p text:style-name="P12"><text:span text:style-name="Source_20_Text">partie_id: string</text:span></text:p>
            </text:list-item>
            <text:list-item>
              <text:p text:style-name="P12"><text:span text:style-name="Source_20_Text">tour: int</text:span></text:p>
            </text:list-item>
            <text:list-item>
              <text:p text:style-name="P12"><text:span text:style-name="Source_20_Text">phase: string</text:span> (ex. <text:span text:style-name="Source_20_Text">"tour"</text:span>)</text:p>
            </text:list-item>
            <text:list-item>
              <text:p text:style-name="P12"><text:span text:style-name="Source_20_Text">sous_phase: string</text:span> (ex. <text:span text:style-name="Source_20_Text">"PHASE_PROGRAMME"</text:span>)</text:p>
            </text:list-item>
            <text:list-item>
              <text:p text:style-name="P12"><text:span text:style-name="Source_20_Text">sous_phase_order: list&lt;string&gt;</text:span></text:p>
            </text:list-item>
            <text:list-item>
              <text:p text:style-name="P12"><text:span text:style-name="Source_20_Text">attente: AttenteFacts | null</text:span></text:p>
            </text:list-item>
            <text:list-item>
              <text:p text:style-name="P12"><text:span text:style-name="Source_20_Text">joueurs: map&lt;string, JoueurFacts&gt;</text:span></text:p>
            </text:list-item>
            <text:list-item>
              <text:p text:style-name="P12"><text:span text:style-name="Source_20_Text">axes: map&lt;string, AxeFacts&gt;</text:span></text:p>
            </text:list-item>
            <text:list-item>
              <text:p text:style-name="P12"><text:span text:style-name="Source_20_Text">eco: EcoFacts</text:span></text:p>
            </text:list-item>
            <text:list-item>
              <text:p text:style-name="P12"><text:span text:style-name="Source_20_Text">programme: ProgrammeFacts | null</text:span></text:p>
            </text:list-item>
            <text:list-item>
              <text:p text:style-name="P12"><text:span text:style-name="Source_20_Text">analyse: AnalyseFacts</text:span> (ou <text:span text:style-name="Source_20_Text">derived</text:span> calculé par DMN)</text:p>
            </text:list-item>
            <text:list-item>
              <text:p text:style-name="P12"><text:span text:style-name="Source_20_Text">deck_global</text:span>, <text:span text:style-name="Source_20_Text">deck_events</text:span> si les règles de pioche en dépendent</text:p>
            </text:list-item>
          </text:list>
        </text:list-item>
        <text:list-item>
          <text:p text:style-name="P12"><text:span text:style-name="Source_20_Text">ActionFacts</text:span> (optionnel)</text:p>
          <text:list>
            <text:list-item>
              <text:p text:style-name="P12"><text:span text:style-name="Source_20_Text">op: string</text:span> (ex. <text:span text:style-name="Source_20_Text">"programme.engager_carte"</text:span>)</text:p>
            </text:list-item>
            <text:list-item>
              <text:p text:style-name="P12"><text:span text:style-name="Source_20_Text">joueur_id: string</text:span></text:p>
            </text:list-item>
            <text:list-item>
              <text:p text:style-name="P12"><text:span text:style-name="Source_20_Text">payload: map&lt;string, any&gt;</text:span> (carte_id, uid, etc.)</text:p>
            </text:list-item>
          </text:list>
        </text:list-item>
        <text:list-item>
          <text:p text:style-name="P12"><text:span text:style-name="Source_20_Text">ExecutionFacts</text:span></text:p>
          <text:list>
            <text:list-item>
              <text:p text:style-name="P12"><text:span text:style-name="Source_20_Text">now_iso: string</text:span></text:p>
            </text:list-item>
            <text:list-item>
              <text:p text:style-name="P12"><text:span text:style-name="Source_20_Text">correlation_id: string</text:span></text:p>
            </text:list-item>
            <text:list-item>
              <text:p text:style-name="P12"><text:span text:style-name="Source_20_Text">skin_id: string</text:span></text:p>
            </text:list-item>
            <text:list-item>
              <text:p text:style-name="P12"><text:soft-page-break/><text:span text:style-name="Source_20_Text">skin_version: string</text:span></text:p>
            </text:list-item>
            <text:list-item>
              <text:p text:style-name="P12"><text:span text:style-name="Source_20_Text">max_cycles: int</text:span> (garde-fou)</text:p>
            </text:list-item>
            <text:list-item>
              <text:p text:style-name="P12"><text:span text:style-name="Source_20_Text">max_commands: int</text:span> (garde-fou)</text:p>
            </text:list-item>
          </text:list>
        </text:list-item>
      </text:list>
      <text:h text:style-name="Heading_20_3" text:outline-level="3">4.2. Principe “facts stables”</text:h>
      <text:list text:style-name="L9">
        <text:list-item>
          <text:p text:style-name="P13"><text:span text:style-name="Strong_20_Emphasis">On n’encode pas</text:span> des décisions en Java.</text:p>
        </text:list-item>
        <text:list-item>
          <text:p text:style-name="P13">Les rules lisent <text:span text:style-name="Source_20_Text">PartieFacts</text:span> et produisent <text:span text:style-name="Source_20_Text">Commands</text:span>.</text:p>
        </text:list-item>
        <text:list-item>
          <text:p text:style-name="P13">Si un champ change côté Python, tu adaptes <text:span text:style-name="Strong_20_Emphasis">le mapping JSON→facts</text:span>, pas les décisions (ou le moins possible).</text:p>
        </text:list-item>
        <text:list-item>
          <text:p text:style-name="P13">Ajouts = OK, suppressions = nouveau major <text:span text:style-name="Source_20_Text">v2</text:span>.</text:p>
        </text:list-item>
      </text:list>
      <text:p text:style-name="Horizontal_20_Line"/>
      <text:h text:style-name="Heading_20_2" text:outline-level="2">5) Schéma d’exécution : ordre des décisions, boucles, garde-fous</text:h>
      <text:h text:style-name="Heading_20_3" text:outline-level="3">5.1. Décision “Agenda” (DMN) = le chef d’orchestre… mais dans les règles</text:h>
      <text:p text:style-name="Text_20_body">Tu crées un DMN <text:span text:style-name="Source_20_Text">00_agenda_execution.dmn</text:span> qui rend une liste d’étapes à exécuter.</text:p>
      <text:p text:style-name="Text_20_body">Exemple de sortie d’agenda :</text:p>
      <text:p text:style-name="P1"><text:span text:style-name="Source_20_Text">{</text:span></text:p>
      <text:p text:style-name="P3"><text:span text:style-name="Source_20_Text"><text:s text:c="2"/>"steps": [</text:span></text:p>
      <text:p text:style-name="P3"><text:span text:style-name="Source_20_Text"><text:s text:c="4"/>"derive_indicateurs",</text:span></text:p>
      <text:p text:style-name="P3"><text:span text:style-name="Source_20_Text"><text:s text:c="4"/>"valider_action",</text:span></text:p>
      <text:p text:style-name="P3"><text:span text:style-name="Source_20_Text"><text:s text:c="4"/>"executer_action",</text:span></text:p>
      <text:p text:style-name="P3"><text:span text:style-name="Source_20_Text"><text:s text:c="4"/>"transition_sous_phase",</text:span></text:p>
      <text:p text:style-name="P3"><text:span text:style-name="Source_20_Text"><text:s text:c="4"/>"declencheurs_automatiques"</text:span></text:p>
      <text:p text:style-name="P3"><text:span text:style-name="Source_20_Text"><text:s text:c="2"/>],</text:span></text:p>
      <text:p text:style-name="P3"><text:span text:style-name="Source_20_Text"><text:s text:c="2"/>"loop": {</text:span></text:p>
      <text:p text:style-name="P3"><text:span text:style-name="Source_20_Text"><text:s text:c="4"/>"while_any_commands": true,</text:span></text:p>
      <text:p text:style-name="P3"><text:span text:style-name="Source_20_Text"><text:s text:c="4"/>"max_cycles": 10</text:span></text:p>
      <text:p text:style-name="P3"><text:span text:style-name="Source_20_Text"><text:s text:c="2"/>}</text:span></text:p>
      <text:p text:style-name="P4"><text:span text:style-name="Source_20_Text">}</text:span></text:p>
      <text:p text:style-name="Text_20_body">Java se contente de :</text:p>
      <text:list text:style-name="L10">
        <text:list-item>
          <text:p text:style-name="P14">appeler DMN “agenda”</text:p>
        </text:list-item>
        <text:list-item>
          <text:p text:style-name="P14">exécuter chaque décision nommée</text:p>
        </text:list-item>
        <text:list-item>
          <text:p text:style-name="P14">collecter les commandes</text:p>
        </text:list-item>
        <text:list-item>
          <text:p text:style-name="P14">boucler si agenda le demande</text:p>
        </text:list-item>
      </text:list>
      <text:h text:style-name="Heading_20_3" text:outline-level="3">5.2. Garde-fous (techniques, pas métier)</text:h>
      <text:list text:style-name="L11">
        <text:list-item>
          <text:p text:style-name="P15"><text:span text:style-name="Source_20_Text">max_cycles</text:span> : empêche boucle infinie (ex. 10)</text:p>
        </text:list-item>
        <text:list-item>
          <text:p text:style-name="P15"><text:soft-page-break/><text:span text:style-name="Source_20_Text">max_commands</text:span> : empêche explosion (ex. 500)</text:p>
        </text:list-item>
        <text:list-item>
          <text:p text:style-name="P15"><text:span text:style-name="Source_20_Text">timeout_ms</text:span> : coupe l’exécution (ex. 200ms ou 1s selon usage)</text:p>
        </text:list-item>
        <text:list-item>
          <text:p text:style-name="P15">“idempotence” : tu peux exiger que chaque command porte <text:span text:style-name="Source_20_Text">correlation_id</text:span> et éventuellement <text:span text:style-name="Source_20_Text">command_id</text:span>.</text:p>
        </text:list-item>
      </text:list>
      <text:h text:style-name="Heading_20_3" text:outline-level="3">5.3. Zéro mutation en BRE</text:h>
      <text:p text:style-name="Text_20_body">Deux options :</text:p>
      <text:list text:style-name="L12">
        <text:list-item>
          <text:p text:style-name="P16"><text:span text:style-name="Strong_20_Emphasis">“Command-only” pur</text:span> : règles produisent commandes; elles ne simulent pas l’état après application.</text:p>
          <text:list>
            <text:list-item>
              <text:p text:style-name="P16">Avantage : simplicité, compatibilité totale avec ton moteur actuel.</text:p>
            </text:list-item>
            <text:list-item>
              <text:p text:style-name="P16">Inconvénient : certaines transitions exigent de regarder “l’état futur” (ex. attente reçus).</text:p>
            </text:list-item>
            <text:list-item>
              <text:p text:style-name="P16">Solution : passer dans les facts l’état <text:span text:style-name="Emphasis">déjà mis à jour</text:span> (ex. action <text:span text:style-name="Source_20_Text">attente.joueur_recu</text:span> modifie <text:span text:style-name="Source_20_Text">attente.recus</text:span> via commande, puis le moteur rappelle BRE avec le nouvel état).</text:p>
            </text:list-item>
          </text:list>
        </text:list-item>
        <text:list-item>
          <text:p text:style-name="P16"><text:span text:style-name="Strong_20_Emphasis">Boucle BRE interne</text:span> avec “projection” minimale : rules produisent commandes + une projection “EtatVirtuel” interne.</text:p>
          <text:list>
            <text:list-item>
              <text:p text:style-name="P16">Plus complexe, risque d’écrire du métier dans la projection.</text:p>
            </text:list-item>
            <text:list-item>
              <text:p text:style-name="P16">Vu tes contraintes, je recommande <text:span text:style-name="Strong_20_Emphasis">(1)</text:span>.</text:p>
            </text:list-item>
          </text:list>
        </text:list-item>
      </text:list>
      <text:p text:style-name="Text_20_body">Donc : <text:span text:style-name="Strong_20_Emphasis">BRE stateless</text:span> (par rapport à la mutation), <text:span text:style-name="Strong_20_Emphasis">moteur Python</text:span> reste la référence pour appliquer.</text:p>
      <text:p text:style-name="Horizontal_20_Line"/>
      <text:h text:style-name="Heading_20_2" text:outline-level="2">6) Décomposition concrète des décisions pour <text:span text:style-name="Source_20_Text">debut_mandat</text:span></text:h>
      <text:p text:style-name="Text_20_body">Je te donne un découpage réaliste, aligné sur ton JSON :</text:p>
      <text:h text:style-name="Heading_20_3" text:outline-level="3">6.1. <text:span text:style-name="Source_20_Text">derive_indicateurs</text:span> (DMN)</text:h>
      <text:p text:style-name="Text_20_body">Entrées : <text:span text:style-name="Source_20_Text">eco</text:span>, <text:span text:style-name="Source_20_Text">axes</text:span>, <text:span text:style-name="Source_20_Text">capital_collectif</text:span>, etc.<text:line-break/>Sorties :</text:p>
      <text:list text:style-name="L13">
        <text:list-item>
          <text:p text:style-name="P17"><text:span text:style-name="Source_20_Text">budget.recettes_total</text:span>, <text:span text:style-name="Source_20_Text">depenses_total</text:span>, <text:span text:style-name="Source_20_Text">interets</text:span>, <text:span text:style-name="Source_20_Text">solde</text:span>, <text:span text:style-name="Source_20_Text">interets_pct_recettes</text:span></text:p>
        </text:list-item>
        <text:list-item>
          <text:p text:style-name="P17"><text:span text:style-name="Source_20_Text">score_axes</text:span> / <text:span text:style-name="Source_20_Text">pente_axes</text:span> si tu veux</text:p>
        </text:list-item>
        <text:list-item>
          <text:p text:style-name="P17">éventuellement un texte “Institut de la statistique …” sous forme de commande <text:span text:style-name="Source_20_Text">journal</text:span> générée ailleurs</text:p>
        </text:list-item>
      </text:list>
      <text:h text:style-name="Heading_20_3" text:outline-level="3"><text:soft-page-break/>6.2. <text:span text:style-name="Source_20_Text">valider_action</text:span> (DMN)</text:h>
      <text:p text:style-name="Text_20_body">Entrées : <text:span text:style-name="Source_20_Text">sous_phase</text:span>, <text:span text:style-name="Source_20_Text">attente</text:span>, <text:span text:style-name="Source_20_Text">action.op</text:span>, <text:span text:style-name="Source_20_Text">action.payload</text:span>, main du joueur, attention dispo, etc.<text:line-break/>Sorties :</text:p>
      <text:list text:style-name="L14">
        <text:list-item>
          <text:p text:style-name="P18"><text:span text:style-name="Source_20_Text">is_valid: bool</text:span></text:p>
        </text:list-item>
        <text:list-item>
          <text:p text:style-name="P18"><text:span text:style-name="Source_20_Text">erreur_code: string</text:span> + <text:span text:style-name="Source_20_Text">erreur_message: string</text:span></text:p>
        </text:list-item>
        <text:list-item>
          <text:p text:style-name="P18"><text:span text:style-name="Source_20_Text">action_type: enum</text:span> (pour router vers la décision d’exécution d’action)</text:p>
        </text:list-item>
        <text:list-item>
          <text:p text:style-name="P18">(option) <text:span text:style-name="Source_20_Text">commands_on_error: [Command]</text:span> si tu veux journaliser/refuser</text:p>
        </text:list-item>
      </text:list>
      <text:h text:style-name="Heading_20_3" text:outline-level="3">6.3. <text:span text:style-name="Source_20_Text">executer_action</text:span> (DMN/DRL)</text:h>
      <text:p text:style-name="Text_20_body">Tu peux faire 1 décision routeuse + sous-décisions :</text:p>
      <text:list text:style-name="L15">
        <text:list-item>
          <text:p text:style-name="P19"><text:span text:style-name="Source_20_Text">action_programme_engager</text:span> → commandes <text:span text:style-name="Source_20_Text">programme.engager_carte</text:span> (ou ta commande interne), <text:span text:style-name="Source_20_Text">journal</text:span>, etc.</text:p>
        </text:list-item>
        <text:list-item>
          <text:p text:style-name="P19"><text:span text:style-name="Source_20_Text">action_programme_retirer</text:span> → commandes <text:span text:style-name="Source_20_Text">programme.retirer_carte</text:span></text:p>
        </text:list-item>
        <text:list-item>
          <text:p text:style-name="P19"><text:span text:style-name="Source_20_Text">action_attente_joueur_recu</text:span> → commande <text:span text:style-name="Source_20_Text">attente.joueur_recu</text:span></text:p>
        </text:list-item>
      </text:list>
      <text:p text:style-name="Quotations">Dans ton état, l’UI expose déjà les ops. Le BRE doit simplement produire les commandes attendues par Python.</text:p>
      <text:h text:style-name="Heading_20_3" text:outline-level="3">6.4. <text:span text:style-name="Source_20_Text">transition_sous_phase</text:span> (DMN) ✅ (exemple demandé)</text:h>
      <text:p text:style-name="Text_20_body">Entrées : <text:span text:style-name="Source_20_Text">sous_phase</text:span>, <text:span text:style-name="Source_20_Text">attente</text:span>, <text:span text:style-name="Source_20_Text">programme</text:span>, <text:span text:style-name="Source_20_Text">tour</text:span>, etc.<text:line-break/>Sorties :</text:p>
      <text:list text:style-name="L16">
        <text:list-item>
          <text:p text:style-name="P20"><text:span text:style-name="Source_20_Text">do_transition: bool</text:span></text:p>
        </text:list-item>
        <text:list-item>
          <text:p text:style-name="P20"><text:span text:style-name="Source_20_Text">next_sous_phase: string | null</text:span></text:p>
        </text:list-item>
        <text:list-item>
          <text:p text:style-name="P20"><text:span text:style-name="Source_20_Text">commands: [Command]</text:span> (ex. journal + signal)</text:p>
        </text:list-item>
      </text:list>
      <text:h text:style-name="Heading_20_3" text:outline-level="3">6.5. <text:span text:style-name="Source_20_Text">declencheurs_automatiques</text:span> (DMN/DRL)</text:h>
      <text:p text:style-name="Text_20_body">Exemples :</text:p>
      <text:list text:style-name="L17">
        <text:list-item>
          <text:p text:style-name="P21">Si entrée dans <text:span text:style-name="Source_20_Text">EVENEMENT_MONDIAL</text:span> → commandes <text:span text:style-name="Source_20_Text">evt.piocher</text:span>, <text:span text:style-name="Source_20_Text">evt.executer</text:span>, <text:span text:style-name="Source_20_Text">journal</text:span></text:p>
        </text:list-item>
        <text:list-item>
          <text:p text:style-name="P21">Si fin de tour → <text:span text:style-name="Source_20_Text">tour.increment</text:span>, remise des cartes, reset attention, etc.</text:p>
        </text:list-item>
      </text:list>
      <text:p text:style-name="Horizontal_20_Line"/>
      <text:h text:style-name="Heading_20_2" text:outline-level="2"><text:soft-page-break/>7) Exemple concret : DMN “Transition de sous-phases”</text:h>
      <text:p text:style-name="Text_20_body">On va coder une table de décision qui décide la <text:span text:style-name="Strong_20_Emphasis">prochaine sous-phase</text:span> en fonction de l’état d’attente.</text:p>
      <text:h text:style-name="Heading_20_3" text:outline-level="3">7.1. Inputs minimaux</text:h>
      <text:list text:style-name="L18">
        <text:list-item>
          <text:p text:style-name="P22"><text:span text:style-name="Source_20_Text">sous_phase</text:span> (string)</text:p>
        </text:list-item>
        <text:list-item>
          <text:p text:style-name="P22"><text:span text:style-name="Source_20_Text">attente.statut</text:span> (string ou null)</text:p>
        </text:list-item>
        <text:list-item>
          <text:p text:style-name="P22"><text:span text:style-name="Source_20_Text">attente.type</text:span> (string ou null)</text:p>
        </text:list-item>
        <text:list-item>
          <text:p text:style-name="P22"><text:span text:style-name="Source_20_Text">attente.joueurs</text:span> (list&lt;string&gt;)</text:p>
        </text:list-item>
        <text:list-item>
          <text:p text:style-name="P22"><text:span text:style-name="Source_20_Text">attente.recus</text:span> (list&lt;string&gt;)</text:p>
        </text:list-item>
        <text:list-item>
          <text:p text:style-name="P22"><text:span text:style-name="Source_20_Text">programme</text:span> (nullable) ou <text:span text:style-name="Source_20_Text">programme.est_confirme</text:span> (bool) si tu l’as</text:p>
        </text:list-item>
      </text:list>
      <text:h text:style-name="Heading_20_3" text:outline-level="3">7.2. Sorties</text:h>
      <text:list text:style-name="L19">
        <text:list-item>
          <text:p text:style-name="P23"><text:span text:style-name="Source_20_Text">transition</text:span> (bool)</text:p>
        </text:list-item>
        <text:list-item>
          <text:p text:style-name="P23"><text:span text:style-name="Source_20_Text">next_sous_phase</text:span> (string)</text:p>
        </text:list-item>
        <text:list-item>
          <text:p text:style-name="P23"><text:span text:style-name="Source_20_Text">commands</text:span> (list&lt;Command&gt;) — souvent : <text:span text:style-name="Source_20_Text">journal</text:span> + <text:span text:style-name="Source_20_Text">signal.*</text:span> + éventuellement <text:span text:style-name="Source_20_Text">attente.set</text:span></text:p>
        </text:list-item>
      </text:list>
      <text:p text:style-name="Horizontal_20_Line"/>
      <text:h text:style-name="Heading_20_3" text:outline-level="3">7.3. Table DMN (représentation lisible)</text:h>
      <text:p text:style-name="Text_20_body"><text:span text:style-name="Strong_20_Emphasis">Décision : </text:span><text:span text:style-name="Strong_20_Emphasis"><text:span text:style-name="Source_20_Text">transition_sous_phase</text:span></text:span><text:line-break/>Hit policy : <text:span text:style-name="Strong_20_Emphasis">FIRST</text:span> (la première règle qui match gagne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B"/>
        <table:table-column table:style-name="Tableau1.H"/>
        <table:table-header-rows>
          <table:table-row>
            <table:table-cell table:style-name="Tableau1.A1" office:value-type="string">
              <text:p text:style-name="Table_20_Heading">Rule</text:p>
            </table:table-cell>
            <table:table-cell table:style-name="Tableau1.A1" office:value-type="string">
              <text:p text:style-name="Table_20_Heading">sous_phase</text:p>
            </table:table-cell>
            <table:table-cell table:style-name="Tableau1.A1" office:value-type="string">
              <text:p text:style-name="Table_20_Heading">attente.statut</text:p>
            </table:table-cell>
            <table:table-cell table:style-name="Tableau1.A1" office:value-type="string">
              <text:p text:style-name="Table_20_Heading">attente.type</text:p>
            </table:table-cell>
            <table:table-cell table:style-name="Tableau1.A1" office:value-type="string">
              <text:p text:style-name="Table_20_Heading">condition reçus</text:p>
            </table:table-cell>
            <table:table-cell table:style-name="Tableau1.A1" office:value-type="string">
              <text:p text:style-name="Table_20_Heading">transition</text:p>
            </table:table-cell>
            <table:table-cell table:style-name="Tableau1.A1" office:value-type="string">
              <text:p text:style-name="Table_20_Heading">next_sous_phase</text:p>
            </table:table-cell>
            <table:table-cell table:style-name="Tableau1.A1" office:value-type="string">
              <text:p text:style-name="Table_20_Heading">commands (résumé)</text:p>
            </table:table-cell>
          </table:table-row>
        </table:table-header-rows>
        <table:table-row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<text:span text:style-name="Source_20_Text">PHASE_PROGRAMME</text:span></text:p>
          </table:table-cell>
          <table:table-cell table:style-name="Tableau1.A1" office:value-type="string">
            <text:p text:style-name="Table_20_Contents"><text:span text:style-name="Source_20_Text">ATTENTE_REPONSE_JOUEUR</text:span></text:p>
          </table:table-cell>
          <table:table-cell table:style-name="Tableau1.A1" office:value-type="string">
            <text:p text:style-name="Table_20_Contents"><text:span text:style-name="Source_20_Text">ENGAGER_CARTE</text:span></text:p>
          </table:table-cell>
          <table:table-cell table:style-name="Tableau1.A1" office:value-type="string">
            <text:p text:style-name="Table_20_Contents"><text:span text:style-name="Source_20_Text">size(recus) &lt; size(joueurs)</text:span>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Table_20_Contents"><text:span text:style-name="Emphasis">(null)</text:span></text:p>
          </table:table-cell>
          <table:table-cell table:style-name="Tableau1.A1" office:value-type="string">
            <text:p text:style-name="Table_20_Contents">[]</text:p>
          </table:table-cell>
        </table:table-row>
        <table:table-row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<text:span text:style-name="Source_20_Text">PHASE_PROGRAMME</text:span></text:p>
          </table:table-cell>
          <table:table-cell table:style-name="Tableau1.A1" office:value-type="string">
            <text:p text:style-name="Table_20_Contents"><text:span text:style-name="Source_20_Text">ATTENTE_REPONSE_JOUEUR</text:span></text:p>
          </table:table-cell>
          <table:table-cell table:style-name="Tableau1.A1" office:value-type="string">
            <text:p text:style-name="Table_20_Contents"><text:span text:style-name="Source_20_Text">ENGAGER_CARTE</text:span></text:p>
          </table:table-cell>
          <table:table-cell table:style-name="Tableau1.A1" office:value-type="string">
            <text:p text:style-name="Table_20_Contents"><text:span text:style-name="Source_20_Text">size(recus) == size(joueurs)</text:span>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<text:span text:style-name="Source_20_Text">PHASE_VOTE</text:span></text:p>
          </table:table-cell>
          <table:table-cell table:style-name="Tableau1.A1" office:value-type="string">
            <text:p text:style-name="Table_20_Contents">[<text:span text:style-name="Source_20_Text">journal("Programme fermé : vote ouvert")</text:span>, <text:span text:style-name="Source_20_Text">signal("signal.vote_ouvert")</text:span>, <text:span text:style-name="Source_20_Text">attente.set(type="VOTER_PROGRAMME", joueurs=...)</text:span>]</text:p>
          </table:table-cell>
        </table:table-row>
        <table:table-row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<text:span text:style-name="Source_20_Text">PHASE_VOTE</text:span></text:p>
          </table:table-cell>
          <table:table-cell table:style-name="Tableau1.A1" office:value-type="string">
            <text:p text:style-name="Table_20_Contents"><text:span text:style-name="Source_20_Text">ATTENTE_REPONSE_JOUEUR</text:span></text:p>
          </table:table-cell>
          <table:table-cell table:style-name="Tableau1.A1" office:value-type="string">
            <text:p text:style-name="Table_20_Contents"><text:span text:style-name="Source_20_Text">VOTER_PROGRAMME</text:span></text:p>
          </table:table-cell>
          <table:table-cell table:style-name="Tableau1.A1" office:value-type="string">
            <text:p text:style-name="Table_20_Contents"><text:span text:style-name="Source_20_Text">size(recus) &lt; size(joueurs)</text:span>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Table_20_Contents"><text:span text:style-name="Emphasis">(null)</text:span></text:p>
          </table:table-cell>
          <table:table-cell table:style-name="Tableau1.A1" office:value-type="string">
            <text:p text:style-name="Table_20_Contents">[]</text:p>
          </table:table-cell>
        </table:table-row>
        <text:soft-page-break/>
        <table:table-row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<text:span text:style-name="Source_20_Text">PHASE_VOTE</text:span></text:p>
          </table:table-cell>
          <table:table-cell table:style-name="Tableau1.A1" office:value-type="string">
            <text:p text:style-name="Table_20_Contents"><text:span text:style-name="Source_20_Text">ATTENTE_REPONSE_JOUEUR</text:span></text:p>
          </table:table-cell>
          <table:table-cell table:style-name="Tableau1.A1" office:value-type="string">
            <text:p text:style-name="Table_20_Contents"><text:span text:style-name="Source_20_Text">VOTER_PROGRAMME</text:span></text:p>
          </table:table-cell>
          <table:table-cell table:style-name="Tableau1.A1" office:value-type="string">
            <text:p text:style-name="Table_20_Contents"><text:span text:style-name="Source_20_Text">size(recus) == size(joueurs)</text:span>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<text:span text:style-name="Source_20_Text">PHASE_PERTURBATION_VOTE</text:span></text:p>
          </table:table-cell>
          <table:table-cell table:style-name="Tableau1.A1" office:value-type="string">
            <text:p text:style-name="Table_20_Contents">[<text:span text:style-name="Source_20_Text">journal("Vote clos : phase perturbation")</text:span>, <text:span text:style-name="Source_20_Text">signal("signal.perturbation_vote")</text:span>, <text:span text:style-name="Source_20_Text">attente.set(type="JOUER_CONTRECOUP", joueurs=...)</text:span>]</text:p>
          </table:table-cell>
        </table:table-row>
        <table:table-row>
          <table:table-cell table:style-name="Tableau1.A1" office:value-type="string">
            <text:p text:style-name="Table_20_Contents">5</text:p>
          </table:table-cell>
          <table:table-cell table:style-name="Tableau1.A1" office:value-type="string">
            <text:p text:style-name="Table_20_Contents"><text:span text:style-name="Source_20_Text">PHASE_PERTURBATION_VOTE</text:span></text:p>
          </table:table-cell>
          <table:table-cell table:style-name="Tableau1.A1" office:value-type="string">
            <text:p text:style-name="Table_20_Contents"><text:span text:style-name="Source_20_Text">ATTENTE_REPONSE_JOUEUR</text:span></text:p>
          </table:table-cell>
          <table:table-cell table:style-name="Tableau1.A1" office:value-type="string">
            <text:p text:style-name="Table_20_Contents"><text:span text:style-name="Source_20_Text">JOUER_CONTRECOUP</text:span></text:p>
          </table:table-cell>
          <table:table-cell table:style-name="Tableau1.A1" office:value-type="string">
            <text:p text:style-name="Table_20_Contents"><text:span text:style-name="Source_20_Text">size(recus) == size(joueurs)</text:span>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<text:span text:style-name="Source_20_Text">PHASE_RESOLUTION</text:span></text:p>
          </table:table-cell>
          <table:table-cell table:style-name="Tableau1.A1" office:value-type="string">
            <text:p text:style-name="Table_20_Contents">[<text:span text:style-name="Source_20_Text">journal("Résolution du programme")</text:span>, <text:span text:style-name="Source_20_Text">signal("signal.resolution_programme")</text:span>]</text:p>
          </table:table-cell>
        </table:table-row>
        <table:table-row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<text:span text:style-name="Source_20_Text">PHASE_RESOLUTION</text:span></text:p>
          </table:table-cell>
          <table:table-cell table:style-name="Tableau1.A1" office:value-type="string">
            <text:p text:style-name="Table_20_Contents"><text:span text:style-name="Emphasis">(any)</text:span></text:p>
          </table:table-cell>
          <table:table-cell table:style-name="Tableau1.A1" office:value-type="string">
            <text:p text:style-name="Table_20_Contents"><text:span text:style-name="Emphasis">(any)</text:span></text:p>
          </table:table-cell>
          <table:table-cell table:style-name="Tableau1.A1" office:value-type="string">
            <text:p text:style-name="Table_20_Contents"><text:span text:style-name="Emphasis">(always)</text:span>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<text:span text:style-name="Source_20_Text">PHASE_TRANQUILLE</text:span></text:p>
          </table:table-cell>
          <table:table-cell table:style-name="Tableau1.A1" office:value-type="string">
            <text:p text:style-name="Table_20_Contents">[<text:span text:style-name="Source_20_Text">signal("signal.saison_tranquille")</text:span>]</text:p>
          </table:table-cell>
        </table:table-row>
        <table:table-row>
          <table:table-cell table:style-name="Tableau1.A1" office:value-type="string">
            <text:p text:style-name="Table_20_Contents">7</text:p>
          </table:table-cell>
          <table:table-cell table:style-name="Tableau1.A1" office:value-type="string">
            <text:p text:style-name="Table_20_Contents"><text:span text:style-name="Source_20_Text">PHASE_TRANQUILLE</text:span></text:p>
          </table:table-cell>
          <table:table-cell table:style-name="Tableau1.A1" office:value-type="string">
            <text:p text:style-name="Table_20_Contents"><text:span text:style-name="Emphasis">(any)</text:span></text:p>
          </table:table-cell>
          <table:table-cell table:style-name="Tableau1.A1" office:value-type="string">
            <text:p text:style-name="Table_20_Contents"><text:span text:style-name="Emphasis">(any)</text:span></text:p>
          </table:table-cell>
          <table:table-cell table:style-name="Tableau1.A1" office:value-type="string">
            <text:p text:style-name="Table_20_Contents"><text:span text:style-name="Emphasis">(always)</text:span>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<text:span text:style-name="Source_20_Text">FIN_TOUR</text:span></text:p>
          </table:table-cell>
          <table:table-cell table:style-name="Tableau1.A1" office:value-type="string">
            <text:p text:style-name="Table_20_Contents">[<text:span text:style-name="Source_20_Text">signal("signal.fin_tour")</text:span>]</text:p>
          </table:table-cell>
        </table:table-row>
        <table:table-row>
          <table:table-cell table:style-name="Tableau1.A1" office:value-type="string">
            <text:p text:style-name="Table_20_Contents">8</text:p>
          </table:table-cell>
          <table:table-cell table:style-name="Tableau1.A1" office:value-type="string">
            <text:p text:style-name="Table_20_Contents"><text:span text:style-name="Source_20_Text">FIN_TOUR</text:span></text:p>
          </table:table-cell>
          <table:table-cell table:style-name="Tableau1.A1" office:value-type="string">
            <text:p text:style-name="Table_20_Contents"><text:span text:style-name="Emphasis">(any)</text:span></text:p>
          </table:table-cell>
          <table:table-cell table:style-name="Tableau1.A1" office:value-type="string">
            <text:p text:style-name="Table_20_Contents"><text:span text:style-name="Emphasis">(any)</text:span></text:p>
          </table:table-cell>
          <table:table-cell table:style-name="Tableau1.A1" office:value-type="string">
            <text:p text:style-name="Table_20_Contents"><text:span text:style-name="Emphasis">(always)</text:span>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<text:span text:style-name="Source_20_Text">INIT_TOUR</text:span></text:p>
          </table:table-cell>
          <table:table-cell table:style-name="Tableau1.A1" office:value-type="string">
            <text:p text:style-name="Table_20_Contents">[<text:span text:style-name="Source_20_Text">journal("Début du tour : remise des cartes et attention.")</text:span>, <text:span text:style-name="Source_20_Text">signal("signal.init_tour")</text:span>]</text:p>
          </table:table-cell>
        </table:table-row>
      </table:table>
      <text:p text:style-name="Quotations">Remarque : tes noms exacts de types d’attente après <text:span text:style-name="Source_20_Text">PHASE_PROGRAMME</text:span> ne sont pas dans l’extrait (tu as <text:span text:style-name="Source_20_Text">ENGAGER_CARTE</text:span> présent). J’ai proposé <text:span text:style-name="Source_20_Text">VOTER_PROGRAMME</text:span> et <text:span text:style-name="Source_20_Text">JOUER_CONTRECOUP</text:span> comme types, mais tu peux aligner sur tes constantes actuelles.</text:p>
      <text:p text:style-name="Horizontal_20_Line"/>
      <text:h text:style-name="Heading_20_3" text:outline-level="3">7.4. Format “commands” strictement compatible Python</text:h>
      <text:p text:style-name="Text_20_body">Tu as déjà des commandes de type :</text:p>
      <text:list text:style-name="L20">
        <text:list-item>
          <text:p text:style-name="P24"><text:span text:style-name="Source_20_Text">journal</text:span> avec payload</text:p>
        </text:list-item>
        <text:list-item>
          <text:p text:style-name="P24"><text:span text:style-name="Source_20_Text">signal.*</text:span> (ou ton op <text:span text:style-name="Source_20_Text">signal.xyz</text:span>)</text:p>
        </text:list-item>
        <text:list-item>
          <text:p text:style-name="P24"><text:span text:style-name="Source_20_Text">attente.*</text:span> (ex. <text:span text:style-name="Source_20_Text">attente.set</text:span>, <text:span text:style-name="Source_20_Text">attente.joueur_recu</text:span>, etc.)</text:p>
        </text:list-item>
        <text:list-item>
          <text:p text:style-name="P24"><text:span text:style-name="Source_20_Text">phase.set</text:span> / <text:span text:style-name="Source_20_Text">sous_phase.set</text:span> (si ton moteur s’attend à une commande pour changer la sous-phase)</text:p>
        </text:list-item>
      </text:list>
      <text:p text:style-name="Text_20_body">Je te recommande :</text:p>
      <text:list text:style-name="L21">
        <text:list-item>
          <text:p text:style-name="P25"><text:span text:style-name="Strong_20_Emphasis">une commande explicite</text:span> pour la transition (sinon c’est ton moteur qui doit la déduire).<text:line-break/>Ex. :</text:p>
        </text:list-item>
      </text:list>
      <text:p text:style-name="P2"><text:span text:style-name="Source_20_Text">{ "op": "sous_phase.set", "sous_phase": "PHASE_VOTE" }</text:span></text:p>
      <text:p text:style-name="Text_20_body"><text:soft-page-break/>Et pour l’attente :</text:p>
      <text:p text:style-name="P1"><text:span text:style-name="Source_20_Text">{</text:span></text:p>
      <text:p text:style-name="P3"><text:span text:style-name="Source_20_Text"><text:s text:c="2"/>"op": "attente.set",</text:span></text:p>
      <text:p text:style-name="P3"><text:span text:style-name="Source_20_Text"><text:s text:c="2"/>"statut": "ATTENTE_REPONSE_JOUEUR",</text:span></text:p>
      <text:p text:style-name="P3"><text:span text:style-name="Source_20_Text"><text:s text:c="2"/>"type": "VOTER_PROGRAMME",</text:span></text:p>
      <text:p text:style-name="P3"><text:span text:style-name="Source_20_Text"><text:s text:c="2"/>"joueurs": ["J...","J..."],</text:span></text:p>
      <text:p text:style-name="P3"><text:span text:style-name="Source_20_Text"><text:s text:c="2"/>"recus": [],</text:span></text:p>
      <text:p text:style-name="P3"><text:span text:style-name="Source_20_Text"><text:s text:c="2"/>"meta": { "code": "VOTER_PROGRAMME", "ui": { ... } }</text:span></text:p>
      <text:p text:style-name="P4"><text:span text:style-name="Source_20_Text">}</text:span></text:p>
      <text:p text:style-name="Horizontal_20_Line"/>
      <text:h text:style-name="Heading_20_2" text:outline-level="2">8) Gouvernance &amp; évolutivité (faible coût TI)</text:h>
      <text:h text:style-name="Heading_20_3" text:outline-level="3">8.1. “Manifest” + compatibilité</text:h>
      <text:p text:style-name="Text_20_body"><text:span text:style-name="Source_20_Text">manifest.yaml</text:span> (ex.)</text:p>
      <text:p text:style-name="P1"><text:span text:style-name="Source_20_Text">skin: debut_mandat</text:span></text:p>
      <text:p text:style-name="P3"><text:span text:style-name="Source_20_Text">version: v1</text:span></text:p>
      <text:p text:style-name="P3"><text:span text:style-name="Source_20_Text">decisions:</text:span></text:p>
      <text:p text:style-name="P3"><text:span text:style-name="Source_20_Text"><text:s text:c="2"/>- agenda_execution</text:span></text:p>
      <text:p text:style-name="P3"><text:span text:style-name="Source_20_Text"><text:s text:c="2"/>- derive_indicateurs</text:span></text:p>
      <text:p text:style-name="P3"><text:span text:style-name="Source_20_Text"><text:s text:c="2"/>- valider_action</text:span></text:p>
      <text:p text:style-name="P3"><text:span text:style-name="Source_20_Text"><text:s text:c="2"/>- executer_action</text:span></text:p>
      <text:p text:style-name="P3"><text:span text:style-name="Source_20_Text"><text:s text:c="2"/>- transition_sous_phase</text:span></text:p>
      <text:p text:style-name="P3"><text:span text:style-name="Source_20_Text"><text:s text:c="2"/>- declencheurs_automatiques</text:span></text:p>
      <text:p text:style-name="P4"><text:span text:style-name="Source_20_Text">facts_schema: model/facts.schema.json</text:span></text:p>
      <text:h text:style-name="Heading_20_3" text:outline-level="3">8.2. Règles testées comme du code</text:h>
      <text:list text:style-name="L22">
        <text:list-item>
          <text:p text:style-name="P26">Chaque DMN a un jeu de tests “table-driven” :</text:p>
          <text:list>
            <text:list-item>
              <text:p text:style-name="P26">input facts JSON</text:p>
            </text:list-item>
            <text:list-item>
              <text:p text:style-name="P26">expected output JSON (sous_phase attendue, commands attendues)</text:p>
            </text:list-item>
          </text:list>
        </text:list-item>
        <text:list-item>
          <text:p text:style-name="P26">Tu verrouilles le coût long terme : chaque évolution = nouveau test + nouvelle version.</text:p>
        </text:list-item>
      </text:list>
      <text:h text:style-name="Heading_20_3" text:outline-level="3">8.3. Stratégie “plusieurs équipes”</text:h>
      <text:list text:style-name="L23">
        <text:list-item>
          <text:p text:style-name="P27">Les métiers modifient DMN.</text:p>
        </text:list-item>
        <text:list-item>
          <text:p text:style-name="P27">Les TI gardent le mapping facts et l’adaptateur stable.</text:p>
        </text:list-item>
        <text:list-item>
          <text:p text:style-name="P27">DRL réservé à un sous-groupe “expert règles” (et limité).</text:p>
        </text:list-item>
      </text:list>
      <text:p text:style-name="Horizontal_20_Line"/>
      <text:h text:style-name="Heading_20_2" text:outline-level="2">9) Ce que je te recommande comme “premier incrément” (concret)</text:h>
      <text:p text:style-name="Text_20_body">Pour <text:span text:style-name="Source_20_Text">debut_mandat/v1</text:span>, fais <text:span text:style-name="Strong_20_Emphasis">3 DMN</text:span> pour prouver l’architecture :</text:p>
      <text:list text:style-name="L24">
        <text:list-item>
          <text:p text:style-name="P28"><text:soft-page-break/><text:span text:style-name="Source_20_Text">00_agenda_execution</text:span> : rend l’ordre d’exécution.</text:p>
        </text:list-item>
        <text:list-item>
          <text:p text:style-name="P28"><text:span text:style-name="Source_20_Text">40_transition_sous_phase</text:span> : table ci-dessus, alignée sur tes constantes.</text:p>
        </text:list-item>
        <text:list-item>
          <text:p text:style-name="P28"><text:span text:style-name="Source_20_Text">20_valider_action</text:span> : valide <text:span text:style-name="Source_20_Text">programme.engager_carte</text:span> vs main du joueur + coûts.</text:p>
        </text:list-item>
      </text:list>
      <text:p text:style-name="Text_20_body">Puis seulement après :</text:p>
      <text:list text:style-name="L25">
        <text:list-item>
          <text:p text:style-name="P29"><text:span text:style-name="Source_20_Text">executer_action</text:span> (génération de commandes)</text:p>
        </text:list-item>
        <text:list-item>
          <text:p text:style-name="P29"><text:span text:style-name="Source_20_Text">derive_indicateurs</text:span> (budget / texte institut)</text:p>
        </text:list-item>
        <text:list-item>
          <text:p text:style-name="P29"><text:span text:style-name="Source_20_Text">declencheurs_automatiques</text:span> (évènements mondiaux)</text:p>
        </text:list-item>
      </text:list>
      <text:p text:style-name="Horizontal_20_Line"/>
      <text:h text:style-name="Heading_20_2" text:outline-level="2">10) Détail critique : comment éviter “métier caché” dans Java</text:h>
      <text:p text:style-name="Text_20_body">Même l’orchestration peut être du métier si elle est codée en dur. Donc :</text:p>
      <text:list text:style-name="L26">
        <text:list-item>
          <text:p text:style-name="P30">Java ne connaît que <text:span text:style-name="Strong_20_Emphasis">des noms</text:span> de décisions et une boucle générique.</text:p>
        </text:list-item>
        <text:list-item>
          <text:p text:style-name="P30">Toute “logique d’arrêt” (continuer tant qu’il y a des commandes, etc.) est <text:span text:style-name="Strong_20_Emphasis">paramétrée</text:span> par l’agenda (et plafonnée techniquement).</text:p>
        </text:list-item>
        <text:list-item>
          <text:p text:style-name="P30">Les mappings JSON↔facts doivent être “bêtes” : pas de calcul métier, juste conversion.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08:34:03.006915982</meta:creation-date>
    <dc:date>2026-01-08T09:47:17.613604698</dc:date>
    <meta:editing-duration>PT58M4S</meta:editing-duration>
    <meta:editing-cycles>4</meta:editing-cycles>
    <meta:generator>LibreOffice/24.2.7.2$Linux_X86_64 LibreOffice_project/420$Build-2</meta:generator>
    <meta:document-statistic meta:table-count="1" meta:image-count="0" meta:object-count="0" meta:page-count="12" meta:paragraph-count="363" meta:word-count="2167" meta:character-count="15933" meta:non-whitespace-character-count="13480"/>
  </office:meta>
</office:document-meta>
</file>